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5-19_08-04-36_000.jpg</text:p>
          </table:table-cell>
          <table:table-cell office:value-type="string">
            <text:p>:m music / ms-2 20170519 / kb / k=D t=80 tn=004 / カノン Aメロ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5-19_08-04-16_000.jpg</text:p>
          </table:table-cell>
          <table:table-cell office:value-type="string">
            <text:p>:m music / ms-1 20170519 / kb / k=E t=80 tn=004 / カノン Aメロ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7-05-19_08-03-47_000.jpg</text:p>
          </table:table-cell>
          <table:table-cell office:value-type="string">
            <text:p>:m music / log / kb / done / N+ / 20170519 || et-N 「王道進行」 || et- one-note-continuous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7-05-19_05-55-46_000.jpg</text:p>
          </table:table-cell>
          <table:table-cell table:style-name="ce1" office:value-type="string">
            <text:p>:m :PHOTO 起きた時刻 / 2017021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7-05-18_20-01-07_000.jpg</text:p>
          </table:table-cell>
          <table:table-cell table:style-name="ce1" office:value-type="string">
            <text:p>:m 食べた物/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7-05-18_18-48-42_000.jpg</text:p>
          </table:table-cell>
          <table:table-cell office:value-type="string">
            <text:p>:PHOTO 面白いもの / @いなげや / 工事中　入口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7-05-18_18-48-39_000.jpg</text:p>
          </table:table-cell>
          <table:table-cell office:value-type="string">
            <text:p>:PHOTO 面白いもの / @いなげや / 工事中　入口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7-05-18_18-25-51_000.jpg</text:p>
          </table:table-cell>
          <table:table-cell office:value-type="string">
            <text:p>:m 2*2 RES / free# VX7GLZ 22#1 / science research / SBCL、他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7-05-18_18-25-22_000.jpg</text:p>
          </table:table-cell>
          <table:table-cell office:value-type="string">
            <text:p>:m 1*2 RES / free# VX7GLZ 22#1 / science research / lisp / ドラゴン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7-05-18_11-09-26_000.jpg</text:p>
          </table:table-cell>
          <table:table-cell table:style-name="ce1" office:value-type="string">
            <text:p>:m 食べた物/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2017-05-18_10-54-16_000.jpg</text:p>
          </table:table-cell>
          <table:table-cell office:value-type="string">
            <text:p>:m music / ms-3 20170518 / kb / 「王道進行」 see=mp.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17-05-18_10-54-11_000.jpg</text:p>
          </table:table-cell>
          <table:table-cell office:value-type="string">
            <text:p>:m music / ms-1 20170518 / kb / k=E t=~ tn=~ / カノン　Aメロ 0517-m.2,続き / ms-2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017-05-18_10-54-07_000.jpg</text:p>
          </table:table-cell>
          <table:table-cell office:value-type="string">
            <text:p>:m music / ms-1 20170518 / kb / k=D t=75 tn=004 / カノン　サビ（続）　Aメロ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017-05-18_10-52-19_000.jpg</text:p>
          </table:table-cell>
          <table:table-cell office:value-type="string">
            <text:p>:m music / log / kb / done / N+ / 20170518 || et-N / k=E t=90 tn=004 左右交互 || h-N trill / 2-notes k=~ t=90 tn=001 1-2,2-3 / 3-notes-adjacent k=~ t=90 tn=~ || et-N 「王道進行」 impro see=ms-3,domino-m-20170518-1046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7-05-17_19-43-00_000.jpg</text:p>
          </table:table-cell>
          <table:table-cell table:style-name="ce1" office:value-type="string">
            <text:p>:m 食べた物/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2017/05/19</text:date>, <text:time>08:37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9T08:37:50.64</dc:date>
    <dc:creator>岩淵 謙</dc:creator>
    <meta:generator>OpenOffice/4.1.3$Win32 OpenOffice.org_project/413m1$Build-9783</meta:generator>
    <meta:editing-duration>PT15M46S</meta:editing-duration>
    <meta:editing-cycles>9</meta:editing-cycles>
    <meta:document-statistic meta:table-count="1" meta:cell-count="48" meta:object-count="0"/>
  </office:meta>
</office:document-meta>
</file>